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6" style:family="paragraph" style:parent-style-name="Text_20_body">
      <style:paragraph-properties fo:text-align="start" style:justify-single-word="false"/>
      <style:text-properties officeooo:paragraph-rsid="001756f7"/>
    </style:style>
    <style:style style:name="P57" style:family="paragraph" style:parent-style-name="Text_20_body">
      <style:text-properties officeooo:rsid="02e82a24" officeooo:paragraph-rsid="001756f7" style:font-size-asian="12pt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2" style:family="text">
      <style:text-properties officeooo:rsid="038d9d4d"/>
    </style:style>
    <style:style style:name="T133" style:family="text">
      <style:text-properties officeooo:rsid="038dd9cf"/>
    </style:style>
    <style:style style:name="T134" style:family="text">
      <style:text-properties officeooo:rsid="0025668c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officeooo:rsid="00bb3130"/>
    </style:style>
    <style:style style:name="T142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The system will periodically go down in order to patch and update. Before doing so, a warning alert will be issued to all registered rescuers and team leaders. </text:p>
      <text:p text:style-name="P50"/>
      <text:p text:style-name="P50"/>
      <text:p text:style-name="P50">The VPS is running Ubuntu 24.04 LTS. The support for this OS (Operating System) has ended in </text:p>
      <text:p text:style-name="P50"/>
      <text:p text:style-name="P51">good</text:p>
      <text:p text:style-name="P52">good</text:p>
      <text:p text:style-name="P25"/>
      <text:p text:style-name="P25"/>
      <text:list text:style-name="WWNum5">
        <text:list-item text:start-value="1">
          <text:p text:style-name="P53">Currently hosted on a single VPS (Virtual Private Server) running Ubuntu, with a PostgreSQL database on the same machine. The VPS costs the charity approximately £25/month.</text:p>
        </text:list-item>
        <text:list-item>
          <text:p text:style-name="P5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4"/>
      <text:p text:style-name="P25"/>
      <text:p text:style-name="P55">References</text:p>
      <text:p text:style-name="P56"><text:span text:style-name="Strong_20_Emphasis"><text:span text:style-name="T127">GD</text:span></text:span><text:span text:style-name="Strong_20_Emphasis"><text:span text:style-name="T128">P</text:span></text:span><text:span text:style-name="Strong_20_Emphasis"><text:span text:style-name="T127">R</text:span></text:span><text:span text:style-name="T129"> (</text:span>2018<text:span text:style-name="T129">) </text:span><text:span text:style-name="Emphasis"><text:span text:style-name="T129">General Data Protection Regulation.</text:span></text:span><text:span text:style-name="T129"> Available at: </text:span><text:a xlink:type="simple" xlink:href="https://gdpr-info.eu/" text:style-name="Internet_20_link" text:visited-style-name="Visited_20_Internet_20_Link"><text:span text:style-name="T129">https://gdpr-info.eu/</text:span></text:a><text:span text:style-name="T129"> (</text:span><text:span text:style-name="T130">Accessed: </text:span><text:span text:style-name="T131">5 </text:span><text:span text:style-name="T130"><text:s/></text:span><text:span text:style-name="T131">May</text:span><text:span text:style-name="T130"> 2026</text:span><text:span text:style-name="T129">).</text:span></text:p>
      <text:p text:style-name="P57"><text:span text:style-name="Strong_20_Emphasis">Data Protection Act 2018</text:span> (2018) <text:span text:style-name="Emphasis">c.12.</text:span> London: The Stationery Office. <text:span text:style-name="T132">Available at: </text:span><text:a xlink:type="simple" xlink:href="https://www.legislation.gov.uk/ukpga/2018/12" text:style-name="Internet_20_link" text:visited-style-name="Visited_20_Internet_20_Link"><text:span text:style-name="T132">https://www.legislation.gov.uk/ukpga/2018/12</text:span></text:a><text:span text:style-name="T132"> </text:span><text:span text:style-name="T133">(Accessed: </text:span><text:span text:style-name="T134">5 May</text:span><text:span text:style-name="T133"> 2026).</text:span></text:p>
      <text:p text:style-name="P5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3">Accessed: </text:span><text:span text:style-name="T134">5</text:span><text:span text:style-name="T133"> </text:span><text:span text:style-name="T134">May</text:span><text:span text:style-name="T133"> 2026</text:span>).</text:p>
      <text:p text:style-name="P59">National Cyber Security Centre <text:span text:style-name="T135">(2021) </text:span><text:span text:style-name="T136">Top tips for staying secure online.</text:span><text:span text:style-name="T13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5">https://www.ncsc.gov.uk/collection/top-tips-for-staying-secure-online/always-back-up-your-most-important-data#section_3</text:span></text:a><text:span text:style-name="T135"> (Accessed 5 May 2026).</text:span></text:p>
      <text:p text:style-name="P60"><text:span text:style-name="T13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1">Rubber Duck Debugging <text:span text:style-name="T135">(n.d.) </text:span><text:span text:style-name="T136">Debugging Software with a Rubber Ducky. </text:span><text:span text:style-name="T138">Available at: </text:span><text:a xlink:type="simple" xlink:href="https://rubberduckdebugging.com/" text:style-name="Internet_20_link" text:visited-style-name="Visited_20_Internet_20_Link"><text:span text:style-name="T138">https://rubberduckdebugging.com/</text:span></text:a><text:span text:style-name="T138"> (Accessed: 5 May 2026)</text:span></text:p>
      <text:p text:style-name="P62"><text:span text:style-name="T139">Luka Netzler, Brian Lovell</text:span><text:span text:style-name="T14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3"><text:soft-page-break/>Christoph Bamberg, Julia Reinchenberger, Jens Blechert <text:span text:style-name="T135">(2025) </text:span><text:span text:style-name="T136">Stable cognitive performance while adapting to intermittent fasting: A randomised controlled trial</text:span><text:span text:style-name="T138">. Available at: </text:span><text:a xlink:type="simple" xlink:href="https://journals.sagepub.com/doi/10.1177/13591053251351204" text:style-name="Internet_20_link" text:visited-style-name="Visited_20_Internet_20_Link"><text:span text:style-name="T138">https://journals.sagepub.com/doi/10.1177/13591053251351204</text:span></text:a><text:span text:style-name="T138"> (Accessed: 5 May 2026).</text:span></text:p>
      <text:p text:style-name="P64"><text:span text:style-name="Strong_20_Emphasis">Information Commissioner’s Office (ICO)</text:span> (2024<text:span text:style-name="T14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3">Accessed: </text:span><text:span text:style-name="T142">5 May </text:span><text:span text:style-name="T133">2026</text:span>).</text:p>
      <text:p text:style-name="P65">Dominik H Pesta, Varman T Samuel <text:span text:style-name="T135">(2014) </text:span><text:span text:style-name="T136">A high-protein diet for reducing body fat: mechanisms and possible caveats.</text:span><text:span text:style-name="T135"> Available at: </text:span><text:a xlink:type="simple" xlink:href="https://link.springer.com/article/10.1186/1743-7075-11-53" text:style-name="Internet_20_link" text:visited-style-name="Visited_20_Internet_20_Link"><text:span text:style-name="T135">https://link.springer.com/article/10.1186/1743-7075-11-53</text:span></text:a><text:span text:style-name="T135"> (Accessed: 5 May 2026).</text:span></text:p>
      <text:p text:style-name="P66"/>
      <text:p text:style-name="P67">Craig A. Williamson, Jari J. Morganti, Hannah E. Smithson <text:span text:style-name="T135">(2023) </text:span><text:span text:style-name="T136">Bright-light distractions and visual performance</text:span><text:span text:style-name="T13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5">https://www.frontiersin.org/journals/psychology/articles/10.3389/fpsyg.2023.1088975/full</text:span></text:a><text:span text:style-name="T135"> (Accessed: 5 May 2026).</text:span></text:p>
      <text:p text:style-name="P68"/>
      <text:p text:style-name="P69">Ning Ding, Daniel Wagner, Xiaomeng Chen, Abhinav Pathak, Y. Charlie Hu, Andrew Rice <text:span text:style-name="T135">(2013) </text:span><text:span text:style-name="T136">Characterizing and modeling the impact of wireless signal strength on smartphone battery drain. </text:span><text:span text:style-name="T138">Available at: </text:span><text:a xlink:type="simple" xlink:href="https://dl.acm.org/doi/10.1145/2494232.2466586" text:style-name="Internet_20_link" text:visited-style-name="Visited_20_Internet_20_Link"><text:span text:style-name="T138">https://dl.acm.org/doi/10.1145/2494232.2466586</text:span></text:a><text:span text:style-name="T138"> (Accessed: 5 May 2026)</text:span></text:p>
      <text:p text:style-name="P70"/>
      <text:p text:style-name="P71">The Postman Team <text:span text:style-name="T135">(2025) </text:span><text:span text:style-name="T136">What are HTTP status codes? Complete Guide for API Developers</text:span><text:span text:style-name="T135">. Available at: </text:span><text:a xlink:type="simple" xlink:href="https://blog.postman.com/what-are-http-status-codes/" text:style-name="Internet_20_link" text:visited-style-name="Visited_20_Internet_20_Link"><text:span text:style-name="T135">https://blog.postman.com/what-are-http-status-codes/</text:span></text:a><text:span text:style-name="T13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48:44.177804166</dc:date>
    <meta:editing-duration>PT12H1M10S</meta:editing-duration>
    <meta:editing-cycles>297</meta:editing-cycles>
    <meta:document-statistic meta:table-count="0" meta:image-count="0" meta:object-count="0" meta:page-count="6" meta:paragraph-count="65" meta:word-count="1832" meta:character-count="12601" meta:non-whitespace-character-count="10829"/>
  </office:meta>
</office:document-meta>
</file>